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152271"/>
    </style:style>
    <style:style style:name="P2" style:family="paragraph" style:parent-style-name="Text_20_body">
      <style:text-properties officeooo:paragraph-rsid="00152271"/>
    </style:style>
    <style:style style:name="P3" style:family="paragraph" style:parent-style-name="Text_20_body">
      <style:text-properties officeooo:rsid="00152271" officeooo:paragraph-rsid="00152271"/>
    </style:style>
    <style:style style:name="P4" style:family="paragraph" style:parent-style-name="Text_20_body">
      <style:text-properties officeooo:rsid="00152271" officeooo:paragraph-rsid="00197260"/>
    </style:style>
    <style:style style:name="P5" style:family="paragraph" style:parent-style-name="Text_20_body">
      <style:text-properties officeooo:paragraph-rsid="0025e148"/>
    </style:style>
    <style:style style:name="T1" style:family="text">
      <style:text-properties officeooo:rsid="0011da52"/>
    </style:style>
    <style:style style:name="T2" style:family="text">
      <style:text-properties officeooo:rsid="00152271"/>
    </style:style>
    <style:style style:name="T3" style:family="text">
      <style:text-properties officeooo:rsid="0015f493"/>
    </style:style>
    <style:style style:name="T4" style:family="text">
      <style:text-properties officeooo:rsid="00179f50"/>
    </style:style>
    <style:style style:name="T5" style:family="text">
      <style:text-properties officeooo:rsid="001995b7"/>
    </style:style>
    <style:style style:name="T6" style:family="text">
      <style:text-properties officeooo:rsid="001a477b"/>
    </style:style>
    <style:style style:name="T7" style:family="text">
      <style:text-properties officeooo:rsid="00217150"/>
    </style:style>
    <style:style style:name="T8" style:family="text">
      <style:text-properties officeooo:rsid="0023452e"/>
    </style:style>
    <style:style style:name="T9" style:family="text">
      <style:text-properties officeooo:rsid="00284897"/>
    </style:style>
    <style:style style:name="T10" style:family="text">
      <style:text-properties officeooo:rsid="0028db01"/>
    </style:style>
    <style:style style:name="T11" style:family="text">
      <style:text-properties officeooo:rsid="002ba418"/>
    </style:style>
    <style:style style:name="T12" style:family="text">
      <style:text-properties officeooo:rsid="002c54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tential areas for sound design</text:p>
      <text:p text:style-name="Text_20_body"/>
      <text:h text:style-name="P1" text:outline-level="1">Castle:</text:h>
      <text:p text:style-name="P2">-<text:span text:style-name="T1">Jumping sound</text:span></text:p>
      <text:p text:style-name="Text_20_body">-<text:span text:style-name="T2">Item pickup</text:span></text:p>
      <text:p text:style-name="P5">-<text:span text:style-name="T7">Sound while gliding / using the cape</text:span></text:p>
      <text:p text:style-name="Text_20_body">-<text:span text:style-name="T2">Opening a door to travel to another room</text:span></text:p>
      <text:p text:style-name="Text_20_body">-<text:span text:style-name="T2">Stair </text:span><text:span text:style-name="T12">climbing </text:span><text:span text:style-name="T2">sound</text:span></text:p>
      <text:p text:style-name="Text_20_body">-<text:span text:style-name="T2">Walking on the castle granite sound</text:span></text:p>
      <text:p text:style-name="Text_20_body">-<text:span text:style-name="T2">Death sound</text:span></text:p>
      <text:p text:style-name="Text_20_body">-<text:span text:style-name="T9">Damage taken sound</text:span></text:p>
      <text:p text:style-name="Text_20_body">-<text:span text:style-name="T5">Each enemy attacking sounds</text:span></text:p>
      <text:p text:style-name="Text_20_body">-<text:span text:style-name="T6">Pressure plate being stood on sound</text:span></text:p>
      <text:p text:style-name="Text_20_body">-<text:span text:style-name="T5">Crossbow trap sound</text:span></text:p>
      <text:p text:style-name="Text_20_body">-<text:span text:style-name="T11">Gothic ambient music (castle)</text:span></text:p>
      <text:h text:style-name="P1" text:outline-level="1">Village:</text:h>
      <text:p text:style-name="P3">-Blowing wind ambience</text:p>
      <text:p text:style-name="P4">-<text:span text:style-name="T4">Soft bird chirping ambience</text:span></text:p>
      <text:p text:style-name="P3">-Walking on <text:span text:style-name="T3">c</text:span>obblestone/grassy sound</text:p>
      <text:p text:style-name="P3">-<text:span text:style-name="T8">Generic NPC talking sounds (tutorial person)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3T10:35:20.971000000</meta:creation-date>
    <dc:date>2020-08-23T11:42:22.911000000</dc:date>
    <meta:editing-duration>PT1H6M56S</meta:editing-duration>
    <meta:editing-cycles>18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9" meta:word-count="74" meta:character-count="484" meta:non-whitespace-character-count="429"/>
  </office:meta>
</office:document-meta>
</file>